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1" style:family="paragraph" style:parent-style-name="Standard">
      <style:text-properties style:font-name="EB Garamond 12" fo:font-size="11pt" fo:language="en" fo:country="US" officeooo:rsid="01f43e61" officeooo:paragraph-rsid="01f43e61"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fo:font-style="italic" officeooo:rsid="01fb5d4d" style:font-style-asian="italic" style:font-style-complex="italic"/>
    </style:style>
    <style:style style:name="T7" style:family="text">
      <style:text-properties fo:font-style="italic" officeooo:rsid="02042bf9"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0a6bf57" style:font-style-asian="normal" style:font-style-complex="normal"/>
    </style:style>
    <style:style style:name="T16" style:family="text">
      <style:text-properties fo:font-style="normal" officeooo:rsid="01120c92" style:font-style-asian="normal" style:font-style-complex="normal"/>
    </style:style>
    <style:style style:name="T17" style:family="text">
      <style:text-properties fo:font-style="normal" officeooo:rsid="011a7ae9" style:font-style-asian="normal" style:font-style-complex="normal"/>
    </style:style>
    <style:style style:name="T18" style:family="text">
      <style:text-properties fo:font-style="normal" officeooo:rsid="013e64b0" style:font-style-asian="normal" style:font-style-complex="normal"/>
    </style:style>
    <style:style style:name="T19" style:family="text">
      <style:text-properties fo:font-style="normal" officeooo:rsid="014083d1" style:font-style-asian="normal" style:font-style-complex="normal"/>
    </style:style>
    <style:style style:name="T20" style:family="text">
      <style:text-properties fo:font-style="normal" officeooo:rsid="0141ffb1" style:font-style-asian="normal" style:font-style-complex="normal"/>
    </style:style>
    <style:style style:name="T21" style:family="text">
      <style:text-properties fo:font-style="normal" officeooo:rsid="01427ce8" style:font-style-asian="normal" style:font-style-complex="normal"/>
    </style:style>
    <style:style style:name="T22" style:family="text">
      <style:text-properties fo:font-style="normal" officeooo:rsid="014898e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cfb7f" style:font-style-asian="normal" style:font-style-complex="normal"/>
    </style:style>
    <style:style style:name="T26" style:family="text">
      <style:text-properties fo:font-style="normal" officeooo:rsid="018e44de" style:font-style-asian="normal" style:font-style-complex="normal"/>
    </style:style>
    <style:style style:name="T27" style:family="text">
      <style:text-properties fo:font-style="normal" officeooo:rsid="0196b6f8" style:font-style-asian="normal" style:font-style-complex="normal"/>
    </style:style>
    <style:style style:name="T28" style:family="text">
      <style:text-properties fo:font-style="normal" officeooo:rsid="0197a029" style:font-style-asian="normal" style:font-style-complex="normal"/>
    </style:style>
    <style:style style:name="T29" style:family="text">
      <style:text-properties fo:font-style="normal" officeooo:rsid="0197bf7c" style:font-style-asian="normal" style:font-style-complex="normal"/>
    </style:style>
    <style:style style:name="T30" style:family="text">
      <style:text-properties fo:font-style="normal" officeooo:rsid="01a2b320" style:font-style-asian="normal" style:font-style-complex="normal"/>
    </style:style>
    <style:style style:name="T31" style:family="text">
      <style:text-properties fo:font-style="normal" officeooo:rsid="01a5857e" style:font-style-asian="normal" style:font-style-complex="normal"/>
    </style:style>
    <style:style style:name="T32" style:family="text">
      <style:text-properties fo:font-style="normal" officeooo:rsid="01a5cff9" style:font-style-asian="normal" style:font-style-complex="normal"/>
    </style:style>
    <style:style style:name="T33" style:family="text">
      <style:text-properties fo:font-style="normal" officeooo:rsid="01c11964" style:font-style-asian="normal" style:font-style-complex="normal"/>
    </style:style>
    <style:style style:name="T34" style:family="text">
      <style:text-properties fo:font-style="normal" officeooo:rsid="01c12129" style:font-style-asian="normal" style:font-style-complex="normal"/>
    </style:style>
    <style:style style:name="T35" style:family="text">
      <style:text-properties fo:font-style="normal" officeooo:rsid="01c2a66a" style:font-style-asian="normal" style:font-style-complex="normal"/>
    </style:style>
    <style:style style:name="T36" style:family="text">
      <style:text-properties fo:font-style="normal" officeooo:rsid="01c37a03" style:font-style-asian="normal" style:font-style-complex="normal"/>
    </style:style>
    <style:style style:name="T37" style:family="text">
      <style:text-properties fo:font-style="normal" officeooo:rsid="01c668f6" style:font-style-asian="normal" style:font-style-complex="normal"/>
    </style:style>
    <style:style style:name="T38" style:family="text">
      <style:text-properties fo:font-style="normal" officeooo:rsid="01c81a39" style:font-style-asian="normal" style:font-style-complex="normal"/>
    </style:style>
    <style:style style:name="T39" style:family="text">
      <style:text-properties fo:font-style="normal" officeooo:rsid="01d7bc22" style:font-style-asian="normal" style:font-style-complex="normal"/>
    </style:style>
    <style:style style:name="T40" style:family="text">
      <style:text-properties fo:font-style="normal" officeooo:rsid="01f29673" style:font-style-asian="normal" style:font-style-complex="normal"/>
    </style:style>
    <style:style style:name="T41" style:family="text">
      <style:text-properties fo:font-style="normal" officeooo:rsid="01f726c5" style:font-style-asian="normal" style:font-style-complex="normal"/>
    </style:style>
    <style:style style:name="T42" style:family="text">
      <style:text-properties fo:font-style="normal" officeooo:rsid="01f7e134" style:font-style-asian="normal" style:font-style-complex="normal"/>
    </style:style>
    <style:style style:name="T43" style:family="text">
      <style:text-properties fo:font-style="normal" officeooo:rsid="01f8a729" style:font-style-asian="normal" style:font-style-complex="normal"/>
    </style:style>
    <style:style style:name="T44" style:family="text">
      <style:text-properties fo:font-style="normal" officeooo:rsid="01f90e71" style:font-style-asian="normal" style:font-style-complex="normal"/>
    </style:style>
    <style:style style:name="T45" style:family="text">
      <style:text-properties fo:font-style="normal" officeooo:rsid="01fa7de5" style:font-style-asian="normal" style:font-style-complex="normal"/>
    </style:style>
    <style:style style:name="T46" style:family="text">
      <style:text-properties fo:font-style="normal" officeooo:rsid="01fb5d4d" style:font-style-asian="normal" style:font-style-complex="normal"/>
    </style:style>
    <style:style style:name="T47" style:family="text">
      <style:text-properties fo:font-style="normal" officeooo:rsid="01fc15c3" style:font-style-asian="normal" style:font-style-complex="normal"/>
    </style:style>
    <style:style style:name="T48" style:family="text">
      <style:text-properties fo:font-style="normal" officeooo:rsid="01fe1c4e" style:font-style-asian="normal" style:font-style-complex="normal"/>
    </style:style>
    <style:style style:name="T49" style:family="text">
      <style:text-properties fo:font-style="normal" officeooo:rsid="01fe59e4" style:font-style-asian="normal" style:font-style-complex="normal"/>
    </style:style>
    <style:style style:name="T50" style:family="text">
      <style:text-properties fo:font-style="normal" officeooo:rsid="0201410b" style:font-style-asian="normal" style:font-style-complex="normal"/>
    </style:style>
    <style:style style:name="T51" style:family="text">
      <style:text-properties fo:font-style="normal" officeooo:rsid="02018b99" style:font-style-asian="normal" style:font-style-complex="normal"/>
    </style:style>
    <style:style style:name="T52" style:family="text">
      <style:text-properties fo:font-style="normal" officeooo:rsid="0203081d" style:font-style-asian="normal" style:font-style-complex="normal"/>
    </style:style>
    <style:style style:name="T53" style:family="text">
      <style:text-properties fo:font-style="normal" officeooo:rsid="0203d280" style:font-style-asian="normal" style:font-style-complex="normal"/>
    </style:style>
    <style:style style:name="T54" style:family="text">
      <style:text-properties fo:font-style="normal" officeooo:rsid="02042bf9" style:font-style-asian="normal" style:font-style-complex="normal"/>
    </style:style>
    <style:style style:name="T55" style:family="text">
      <style:text-properties officeooo:rsid="000a14f6"/>
    </style:style>
    <style:style style:name="T56" style:family="text">
      <style:text-properties officeooo:rsid="005714b7"/>
    </style:style>
    <style:style style:name="T57" style:family="text">
      <style:text-properties officeooo:rsid="005f04dc"/>
    </style:style>
    <style:style style:name="T58" style:family="text">
      <style:text-properties officeooo:rsid="00880dbe"/>
    </style:style>
    <style:style style:name="T59" style:family="text">
      <style:text-properties officeooo:rsid="007c6d62"/>
    </style:style>
    <style:style style:name="T60" style:family="text">
      <style:text-properties officeooo:rsid="00836784"/>
    </style:style>
    <style:style style:name="T61" style:family="text">
      <style:text-properties officeooo:rsid="00374dde"/>
    </style:style>
    <style:style style:name="T62" style:family="text">
      <style:text-properties style:font-name="EB Garamond 12 All SC" fo:font-style="normal" style:font-style-asian="normal" style:font-style-complex="normal"/>
    </style:style>
    <style:style style:name="T63" style:family="text">
      <style:text-properties style:font-name="EB Garamond 12 All SC" fo:font-style="normal" officeooo:rsid="00a5b076" style:font-style-asian="normal" style:font-style-complex="normal"/>
    </style:style>
    <style:style style:name="T64" style:family="text">
      <style:text-properties style:font-name="EB Garamond 12 All SC" fo:font-style="normal" officeooo:rsid="01120c92" style:font-style-asian="normal" style:font-style-complex="normal"/>
    </style:style>
    <style:style style:name="T65" style:family="text">
      <style:text-properties style:font-name="EB Garamond 12 All SC" fo:font-style="normal" officeooo:rsid="011a7ae9" style:font-style-asian="normal" style:font-style-complex="normal"/>
    </style:style>
    <style:style style:name="T66" style:family="text">
      <style:text-properties style:font-name="EB Garamond 12 All SC" fo:font-style="normal" officeooo:rsid="01fb5d4d" style:font-style-asian="normal" style:font-style-complex="normal"/>
    </style:style>
    <style:style style:name="T67" style:family="text">
      <style:text-properties style:font-name="EB Garamond 12 All SC" fo:font-style="normal" officeooo:rsid="02042bf9" style:font-style-asian="normal" style:font-style-complex="normal"/>
    </style:style>
    <style:style style:name="T68" style:family="text">
      <style:text-properties officeooo:rsid="013faaaf"/>
    </style:style>
    <style:style style:name="T69" style:family="text">
      <style:text-properties officeooo:rsid="01cac2f5"/>
    </style:style>
    <style:style style:name="T70" style:family="text">
      <style:text-properties officeooo:rsid="01e21ff5"/>
    </style:style>
    <style:style style:name="T71" style:family="text">
      <style:text-properties officeooo:rsid="01f1733b"/>
    </style:style>
    <style:style style:name="T72" style:family="text">
      <style:text-properties officeooo:rsid="01f34a94"/>
    </style:style>
    <style:style style:name="T73" style:family="text">
      <style:text-properties officeooo:rsid="01f6184d"/>
    </style:style>
    <style:style style:name="T74" style:family="text">
      <style:text-properties officeooo:rsid="01fc5184"/>
    </style:style>
    <style:style style:name="T75" style:family="text">
      <style:text-properties officeooo:rsid="01fe59e4"/>
    </style:style>
    <style:style style:name="T76"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68">7</text:span></text:p>
      <text:p text:style-name="P31"/>
      <text:p text:style-name="P31"/>
      <text:p text:style-name="P26">© 201<text:span text:style-name="T68">7</text:span> by Wolfgang Skala. This edition is licensed under the Creative Commons Attribution<text:span text:style-name="T58">-NonCommercial-ShareAlike</text:span> 4.0 International License. To view a copy of this license, visit http://creativecommons.org/licenses/by<text:span text:style-name="T59">-nc-sa</text:span>/4.0/. </text:p>
      <text:p text:style-name="P25"/>
      <text:p text:style-name="P27">Music engraving by LilyPond 2.18.0 (http://www.lilypond.org).<text:span text:style-name="T56"><text:line-break/>Front matter</text:span> typeset with EB Garamond (http://www.georgduffner.at/ebgaramond).</text:p>
      <text:p text:style-name="P31"/>
      <text:p text:style-name="P24">First <text:span text:style-name="T70">version</text:span>, <text:span text:style-name="T71">September</text:span> 201<text:span text:style-name="T68">7</text:span></text:p>
      <text:p text:style-name="P35"/>
      <text:p text:style-name="P32">P R E F A C E <text:s text:c="2"/><text:span text:style-name="T1">&amp;</text:span> <text:s text:c="2"/>C R I T I C A L <text:s text:c="2"/>R E P O R T </text:p>
      <text:p text:style-name="P32"/>
      <text:p text:style-name="P1"/>
      <text:p text:style-name="P20">This edition <text:span text:style-name="T8">of the </text:span><text:span text:style-name="T5">Requiem in Es</text:span><text:span text:style-name="T8"> </text:span>bases upon <text:span text:style-name="T71">a print issued in 1904 by the </text:span><text:span text:style-name="T5">K. k. Universitäts Buchdruckerei “Styria” in Graz</text:span><text:span text:style-name="T40"> (plate nos. St.23, 23a and 23b;</text:span><text:span text:style-name="T71"> ed. Ernst Lanninger, then pastor of Hörsching, Upper Austria). The print has been archived in the Department of Music of the Austrian National Library (http://data.onb.ac.at/rec/AC09143493). Weiss’ autograph has apparently been lost.</text:span></text:p>
      <text:p text:style-name="P2"/>
      <text:p text:style-name="P21">The title page reads: <text:span text:style-name="T1">REQUIEM IN ES. / Für Sopran, Alt, Tenor, Bass, 2 Violinen, 2 Klari- / netten, 2 Hörner, 2 Tromben und Violon / mit Begleitung der Orgel / Von / J. B. Weiss / dem ersten Lehrer des Dr. A. Bruckner im Orgelspiel / </text:span><text:span text:style-name="T10">[...]</text:span><text:span text:style-name="T1"> / Verlag von Ernst Lanninger / Pfarrer in Hörsching in Ober-Österreich</text:span><text:span text:style-name="T10"> .</text:span></text:p>
      <text:p text:style-name="P2"/>
      <text:p text:style-name="P4">In general, this edition follows the <text:span text:style-name="T72">1904 print as closely a reasonably possible</text:span>.<text:span text:style-name="T74"> That being said, the print is rather inconsistent regarding articulations and dynamics.</text:span> <text:span text:style-name="T74">Thus, a</text:span>ny changes <text:span text:style-name="T55">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Bass figures were added by the editor. Asterisks denote changes that are clarified in the detailed remarks below.</text:span></text:p>
      <text:p text:style-name="P3"/>
      <text:p text:style-name="P9"/>
      <text:p text:style-name="P3"/>
      <text:p text:style-name="P34">r e q u i e m</text:p>
      <text:p text:style-name="P3"/>
      <text:p text:style-name="P18"><text:span text:style-name="T1">Bar<text:tab/>Staff<text:tab/>Note</text:span><text:span text:style-name="T4"><text:line-break/></text:span><text:span text:style-name="T41">7</text:span><text:span text:style-name="T37"><text:tab/></text:span><text:span text:style-name="T41">V</text:span><text:span text:style-name="T37">.II</text:span><text:span text:style-name="T11"><text:note text:id="ftn1" text:note-class="footnote"><text:note-citation>1</text:note-citation><text:note-body><text:p text:style-name="P37">Abbreviations: A., alto; B., bass; B<text:span text:style-name="T75">a., basses;</text:span> <text:span text:style-name="T69">Cl., clarinet; Hn. horn; Ms., (lost) manuscript; </text:span>Org., organ;<text:span text:style-name="T75"> Pr</text:span>.,<text:span text:style-name="T76"> printed 1904 edition</text:span>;<text:span text:style-name="T61"> r, rest;</text:span> S., soprano; T.<text:span text:style-name="T60">, </text:span>tenor; <text:span text:style-name="T73">Tpt., tromba; </text:span>V., violin.</text:p></text:note-body></text:note></text:span><text:span text:style-name="T37"><text:tab/></text:span><text:span text:style-name="T41">6th eighth in Pr.: as′8</text:span><text:span text:style-name="T38"><text:line-break/></text:span><text:span text:style-name="T42">15<text:tab/>V.II<text:tab/>second half of bar in Pr.: as</text:span><text:span text:style-name="T41">′8</text:span><text:span text:style-name="T42">–f</text:span><text:span text:style-name="T41">′8</text:span><text:span text:style-name="T42">–f</text:span><text:span text:style-name="T41">′8</text:span><text:span text:style-name="T42">–f</text:span><text:span text:style-name="T41">′8</text:span><text:span text:style-name="T43"><text:line-break/>19<text:tab/>Cl.I<text:tab/>5th eight in </text:span><text:span text:style-name="T45">Pr</text:span><text:span text:style-name="T43">.: f″16–e″16</text:span><text:span text:style-name="T44">, here adapted to T.</text:span><text:span text:style-name="T45"><text:line-break/>36<text:tab/>Hn.I<text:tab/>bar in Pr.: e′2–r2<text:line-break/>36<text:tab/>Hn.II<text:tab/>bar in Pr.: c′2–r2</text:span><text:span text:style-name="T22"><text:line-break/></text:span><text:span text:style-name="T14"><text:line-break/><text:line-break/><text:line-break/></text:span><text:span text:style-name="T66">d i e s <text:s text:c="2"/>i r a e</text:span></text:p>
      <text:p text:style-name="P5"/>
      <text:p text:style-name="P17"><text:span text:style-name="T1">Bar<text:tab/>Staff<text:tab/>Note</text:span><text:span text:style-name="T2"><text:line-break/></text:span><text:span text:style-name="T46">3</text:span><text:span text:style-name="T15"><text:tab/></text:span><text:span text:style-name="T23">T.</text:span><text:span text:style-name="T15"><text:tab/></text:span><text:span text:style-name="T46">lyrics in Pr.: </text:span><text:span text:style-name="T6">i - rae</text:span><text:span text:style-name="T47"><text:line-break/></text:span><text:span text:style-name="T49">30<text:tab/>Org.</text:span><text:span text:style-name="T50"><text:tab/>left hand, upper voice, last quarter in Pr.: f+ces′4</text:span><text:span text:style-name="T49"><text:line-break/></text:span><text:span text:style-name="T47">33<text:tab/>V.II<text:tab/>2nd quarter in Pr.: es+e′+c″4</text:span><text:span text:style-name="T48"><text:line-break/>36<text:tab/>Cl.II<text:tab/>bar in Ms.: as′2</text:span><text:span text:style-name="T47"><text:line-break/>51<text:tab/>V.II<text:tab/>3rd eighth in Pr.: c″8</text:span><text:span text:style-name="T51"><text:line-break/>70f<text:tab/>Org.<text:tab/>right hand, upper voice in Pr.: unison with V.I</text:span><text:span text:style-name="T52">, presumably cue notes</text:span><text:span text:style-name="T53"> in Ms.</text:span><text:span text:style-name="T39"><text:line-break/></text:span><text:span text:style-name="T24"><text:line-break/></text:span></text:p>
      <text:p text:style-name="P13"/>
      <text:p text:style-name="P19"><text:span text:style-name="T67">d o m i n e</text:span></text:p>
      <text:p text:style-name="P6"/>
      <text:p text:style-name="P14"><text:span text:style-name="T1">Bar<text:tab/>Staff<text:tab/>Note</text:span><text:span text:style-name="T2"><text:line-break/></text:span><text:span text:style-name="T54">13</text:span><text:span text:style-name="T25"><text:tab/></text:span><text:span text:style-name="T54">A.</text:span><text:span text:style-name="T26"><text:tab/></text:span><text:span text:style-name="T54">3rd eighth in Pr.: a′8</text:span><text:span text:style-name="T26"><text:line-break/></text:span><text:span text:style-name="T16"><text:line-break/></text:span><text:soft-page-break/><text:span text:style-name="T64">s a n c t u s</text:span></text:p>
      <text:p text:style-name="P7"/>
      <text:p text:style-name="P15"><text:span text:style-name="T1">Bar<text:tab/>Staff<text:tab/>Note</text:span><text:span text:style-name="T2"><text:line-break/></text:span><text:span text:style-name="T27">2</text:span><text:span text:style-name="T15"><text:tab/></text:span><text:span text:style-name="T27">T.</text:span><text:span text:style-name="T15"><text:tab/></text:span><text:span text:style-name="T28">bar </text:span><text:span text:style-name="T27">in Ms.: e′1</text:span><text:span text:style-name="T29"><text:line-break/></text:span><text:span text:style-name="T17"><text:line-break/><text:line-break/></text:span><text:span text:style-name="T65">a g n u s <text:s text:c="2"/>d e i</text:span></text:p>
      <text:p text:style-name="P8"/>
      <text:p text:style-name="P16"><text:span text:style-name="T1">Bar<text:tab/>Staff<text:tab/>Note</text:span><text:span text:style-name="T2"><text:line-break/></text:span><text:span text:style-name="T30">34</text:span><text:span text:style-name="T15"><text:tab/></text:span><text:span text:style-name="T30">V.II</text:span><text:span text:style-name="T15"><text:tab/></text:span><text:span text:style-name="T30">4th half note in Ms.: f′2</text:span><text:span text:style-name="T32"><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1">March</text:span><text:span text:style-name="T10"> 201</text:span><text:span text:style-name="T18">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19">4</text:span><text:span text:style-name="T10"><text:line-break/><text:tab/></text:span><text:span text:style-name="T12">1.3<text:tab/></text:span><text:span text:style-name="T10">Kyrie II</text:span><text:span text:style-name="T12"><text:tab/></text:span><text:span text:style-name="T33">12</text:span><text:span text:style-name="T10"><text:line-break/></text:span><text:span text:style-name="T12"><text:line-break/></text:span>Gloria<text:span text:style-name="T10"><text:line-break/><text:tab/></text:span><text:span text:style-name="T12">2.1<text:tab/>Gloria<text:tab/>2</text:span><text:span text:style-name="T33">3</text:span><text:span text:style-name="T20"><text:line-break/><text:tab/>2.</text:span><text:span text:style-name="T33">2</text:span><text:span text:style-name="T20"><text:tab/></text:span><text:span text:style-name="T33">Qui tollis</text:span><text:span text:style-name="T20"><text:tab/>4</text:span><text:span text:style-name="T33">4</text:span><text:span text:style-name="T12"><text:line-break/><text:tab/>2.</text:span><text:span text:style-name="T33">3</text:span><text:span text:style-name="T12"><text:tab/>Qu</text:span><text:span text:style-name="T33">oniam I</text:span><text:span text:style-name="T12"><text:tab/></text:span><text:span text:style-name="T20">5</text:span><text:span text:style-name="T33">0</text:span><text:span text:style-name="T12"><text:line-break/><text:tab/>2.</text:span><text:span text:style-name="T33">4</text:span><text:span text:style-name="T12"><text:tab/>Quoniam</text:span><text:span text:style-name="T33"> II</text:span><text:span text:style-name="T12"><text:tab/></text:span><text:span text:style-name="T20">5</text:span><text:span text:style-name="T33">2</text:span><text:span text:style-name="T12"><text:line-break/><text:tab/>2.</text:span><text:span text:style-name="T33">5</text:span><text:span text:style-name="T12"><text:tab/>Cum Sancto Spirit</text:span><text:span text:style-name="T34">u</text:span><text:span text:style-name="T12"><text:tab/></text:span><text:span text:style-name="T34">61</text:span><text:span text:style-name="T13"><text:line-break/><text:line-break/></text:span><text:span text:style-name="T57">Credo<text:tab/><text:tab/></text:span><text:span text:style-name="T13"><text:line-break/><text:tab/></text:span><text:span text:style-name="T35"><text:tab/>(</text:span><text:span text:style-name="T13">Credo</text:span><text:span text:style-name="T35">)</text:span><text:span text:style-name="T13"><text:tab/></text:span><text:span text:style-name="T35">79</text:span><text:span text:style-name="T13"><text:line-break/><text:tab/><text:tab/></text:span><text:span text:style-name="T35">(</text:span><text:span text:style-name="T13">Et incarnatus est</text:span><text:span text:style-name="T35">)</text:span><text:span text:style-name="T13"><text:tab/></text:span><text:span text:style-name="T35">90</text:span><text:span text:style-name="T13"><text:line-break/><text:tab/><text:tab/></text:span><text:span text:style-name="T35">(</text:span><text:span text:style-name="T13">Crucifixus</text:span><text:span text:style-name="T35">)</text:span><text:span text:style-name="T13"><text:tab/></text:span><text:span text:style-name="T35">92</text:span><text:span text:style-name="T13"><text:line-break/><text:tab/><text:tab/></text:span><text:span text:style-name="T35">(</text:span><text:span text:style-name="T13">Et resurrexit</text:span><text:span text:style-name="T35">)</text:span><text:span text:style-name="T13"><text:tab/></text:span><text:span text:style-name="T35">95</text:span><text:span text:style-name="T21"><text:line-break/><text:tab/><text:tab/></text:span><text:span text:style-name="T35">(</text:span><text:span text:style-name="T21">Et vitam</text:span><text:span text:style-name="T35">)</text:span><text:span text:style-name="T21"><text:tab/>1</text:span><text:span text:style-name="T35">04</text:span><text:span text:style-name="T13"><text:line-break/><text:line-break/></text:span><text:span text:style-name="T57">Sanctus et Benedictus</text:span><text:span text:style-name="T13"><text:line-break/><text:tab/>4</text:span><text:span text:style-name="T19">.1</text:span><text:span text:style-name="T13"><text:tab/>Sanctus<text:tab/>1</text:span><text:span text:style-name="T36">13</text:span><text:span text:style-name="T13"><text:line-break/><text:tab/></text:span><text:span text:style-name="T19">4.2</text:span><text:span text:style-name="T13"><text:tab/>Benedictus<text:tab/>1</text:span><text:span text:style-name="T36">22</text:span><text:span text:style-name="T13"><text:line-break/><text:tab/></text:span><text:span text:style-name="T19">4.3</text:span><text:span text:style-name="T13"><text:tab/>Osanna<text:tab/>1</text:span><text:span text:style-name="T36">26</text:span><text:span text:style-name="T13"><text:line-break/><text:line-break/></text:span><text:span text:style-name="T57">Agnus Dei</text:span><text:span text:style-name="T13"><text:line-break/><text:tab/></text:span><text:span text:style-name="T19">5</text:span><text:span text:style-name="T13">.1<text:tab/>Agnus Dei<text:tab/>1</text:span><text:span text:style-name="T36">31<text:tab/></text:span><text:span text:style-name="T13"><text:line-break/><text:tab/></text:span><text:span text:style-name="T19">5</text:span><text:span text:style-name="T13">.2<text:tab/>Dona nobis<text:tab/>1</text:span><text:span text:style-name="T36">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18:24:33.355592587</dc:date>
    <dc:creator>Wolfgang Skala</dc:creator>
    <meta:editing-duration>P5DT12H51M4S</meta:editing-duration>
    <meta:editing-cycles>469</meta:editing-cycles>
    <meta:generator>LibreOffice/4.2.8.2$Linux_X86_64 LibreOffice_project/420m0$Build-2</meta:generator>
    <meta:document-statistic meta:table-count="0" meta:image-count="1" meta:object-count="0" meta:page-count="4" meta:paragraph-count="21" meta:word-count="582" meta:character-count="3246" meta:non-whitespace-character-count="2633"/>
  </office:meta>
</office:document-meta>
</file>